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8pt" style:font-size-asian="18pt" style:font-size-complex="18pt"/>
    </style:style>
    <style:style style:name="P2" style:parent-style-name="Standaard" style:family="paragraph">
      <style:text-properties fo:font-size="14pt" style:font-size-asian="14pt" style:font-size-complex="14pt"/>
    </style:style>
  </office:automatic-styles>
  <office:body>
    <office:text text:use-soft-page-breaks="true">
      <text:p text:style-name="P1">Presentatie script voor presentatie 2</text:p>
      <text:p text:style-name="P2">Wat moet in onze presentatie script komen?</text:p>
      <text:p text:style-name="Standaard">We moeten ervoor zorgen dat we alle levels lang kunnen tijdens de presentatie.</text:p>
      <text:p text:style-name="Standaard">Hiervoor adviseer ik dat we<text:s/>de cheat script al van tevoren maken(nog in de laatste week af moet zijn). Deze cheat script zal gevuld moeten worden met een method die evoor zorgt dat we handmatig naar een nieuwe checkpoint gaan, dat godmode gaan uitgeschakeld kan worden, onze movement speed<text:s/>eventueel verhoogd kan worden.</text:p>
      <text:p text:style-name="Standaard">Is er nog iets wat we in de presentatie/cheat script bij toe kunnen voe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10-12T08:58:00Z</meta:creation-date>
    <dc:date>2015-10-12T09:05:00Z</dc:date>
    <meta:template xlink:href="Normal" xlink:type="simple"/>
    <meta:editing-cycles>24</meta:editing-cycles>
    <meta:editing-duration>PT420S</meta:editing-duration>
    <meta:document-statistic meta:page-count="1" meta:paragraph-count="1" meta:word-count="85" meta:character-count="556" meta:row-count="3" meta:non-whitespace-character-count="472"/>
  </office:meta>
</office:document-meta>
</file>